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P</mi>
            <mi mathvariant="normal">:</mi>
            <msub>
              <mi>x</mi>
              <mi>i</mi>
            </msub>
            <mrow>
              <mi/>
              <mo stretchy="false">=</mo>
              <mi/>
            </mrow>
            <mfrac>
              <msub>
                <mi>n</mi>
                <mi>i</mi>
              </msub>
              <msqrt>
                <mi>J</mi>
              </msqrt>
            </mfrac>
          </mrow>
        </mtd>
      </mtr>
      <mtr>
        <mtd>
          <mrow>
            <mo stretchy="false">ϱ</mo>
            <mrow>
              <mi/>
              <mo stretchy="false">=</mo>
              <mi/>
            </mrow>
            <msqrt>
              <mrow>
                <mrow>
                  <munder>
                    <mo stretchy="false">∑</mo>
                    <mi>i</mi>
                  </munder>
                  <msubsup>
                    <mi>x</mi>
                    <mi>i</mi>
                    <mn>2</mn>
                  </msubsup>
                </mrow>
              </mrow>
            </msqrt>
            <mrow>
              <mi/>
              <mo stretchy="false">=</mo>
              <mi/>
            </mrow>
            <msqrt>
              <mrow>
                <mfrac>
                  <mn>1</mn>
                  <mi>J</mi>
                </mfrac>
                <mrow>
                  <mo stretchy="false">(</mo>
                  <mrow>
                    <mrow>
                      <mrow>
                        <msubsup>
                          <mi>n</mi>
                          <mn>1</mn>
                          <mn>2</mn>
                        </msubsup>
                        <mo stretchy="false">+</mo>
                        <msubsup>
                          <mi>n</mi>
                          <mn>2</mn>
                          <mn>2</mn>
                        </msubsup>
                      </mrow>
                      <mo stretchy="false">+</mo>
                      <msubsup>
                        <mi>n</mi>
                        <mn>3</mn>
                        <mn>2</mn>
                      </msubsup>
                    </mrow>
                  </mrow>
                  <mo stretchy="false">)</mo>
                </mrow>
              </mrow>
            </msqrt>
            <mrow>
              <mi/>
              <mo stretchy="false">=</mo>
              <mi/>
            </mrow>
            <mfrac>
              <mn>1</mn>
              <msqrt>
                <mi>J</mi>
              </msqrt>
            </mfrac>
          </mrow>
        </mtd>
      </mtr>
    </mtable>
    <annotation encoding="StarMath 5.0">P: x_i `=` n_i over sqrt J newline
%ivarrho `=`  sqrt{ sum from i x_i^2} `=` sqrt{ 1 over J (n^2_1 + n^2_2 + n^2_3)} `=` 1 over sqrt 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01:50.179000000</meta:creation-date>
    <meta:generator>LibreOffice/4.1.4.2$Windows_x86 LibreOffice_project/0a0440ccc0227ad9829de5f46be37cfb6edcf72</meta:generator>
  </office:meta>
</office:document-meta>
</file>